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2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</text:span><text:soft-page-break/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10T12:53:58.20</dc:date>
    <meta:editing-duration>P1DT3H52M50S</meta:editing-duration>
    <meta:editing-cycles>81</meta:editing-cycles>
    <meta:generator>LibreOffice/3.3$Win32 LibreOffice_project/330m19$Build-6</meta:generator>
    <meta:document-statistic meta:table-count="0" meta:image-count="0" meta:object-count="0" meta:page-count="3" meta:paragraph-count="80" meta:word-count="1099" meta:character-count="8122"/>
  </office:meta>
</office:document-meta>
</file>